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05cm" fo:min-width="4.2cm"/>
    </style:style>
    <style:style style:name="gr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05cm" fo:min-width="5.2cm"/>
    </style:style>
    <style:style style:name="gr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05cm" fo:min-width="5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05cm" fo:min-width="4.7cm"/>
    </style:style>
    <style:style style:name="P1" style:family="paragraph">
      <style:paragraph-properties fo:text-align="center"/>
      <style:text-properties fo:font-size="22pt"/>
    </style:style>
    <style:style style:name="P2" style:family="paragraph">
      <loext:graphic-properties draw:fill="none" draw:opacity="100%"/>
      <style:paragraph-properties fo:text-align="center"/>
      <style:text-properties fo:font-size="22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1.3cm" svg:x="13.5cm" svg:y="1.4cm">
          <text:p text:style-name="P1">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7cm" svg:height="1.3cm" svg:x="4.2cm" svg:y="4.3cm">
          <text:p text:style-name="P1">20 <text:s text:c="5"/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8cm" svg:height="1.3cm" svg:x="20.6cm" svg:y="4.3cm">
          <text:p text:style-name="P1">50 <text:s text:c="3"/>60 <text:s text:c="3"/>7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8cm" svg:y1="2.7cm" svg:x2="6.6cm" svg:y2="4.4cm">
          <text:p/>
        </draw:line>
        <draw:line draw:style-name="gr4" draw:text-style-name="P3" draw:layer="layout" svg:x1="17.1cm" svg:y1="2.6cm" svg:x2="24cm" svg:y2="4.4cm">
          <text:p/>
        </draw:line>
        <draw:custom-shape draw:style-name="gr5" draw:text-style-name="P2" draw:layer="layout" svg:width="3.6cm" svg:height="1.3cm" svg:x="1.1cm" svg:y="7.1cm">
          <text:p text:style-name="P1">10 <text:s/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6cm" svg:height="1.3cm" svg:x="5.4cm" svg:y="7.1cm">
          <text:p text:style-name="P1">23 <text:s/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6cm" svg:height="1.3cm" svg:x="9.8cm" svg:y="7.1cm">
          <text:p text:style-name="P1">33 35 37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8cm" svg:y1="5.2cm" svg:x2="2.8cm" svg:y2="7.4cm">
          <text:p/>
        </draw:line>
        <draw:line draw:style-name="gr4" draw:text-style-name="P3" draw:layer="layout" svg:x1="7.2cm" svg:y1="5.4cm" svg:x2="7.1cm" svg:y2="7.7cm">
          <text:p/>
        </draw:line>
        <draw:line draw:style-name="gr4" draw:text-style-name="P3" draw:layer="layout" svg:x1="9cm" svg:y1="5.3cm" svg:x2="11.8cm" svg:y2="7.3cm">
          <text:p/>
        </draw:line>
        <draw:custom-shape draw:style-name="gr5" draw:text-style-name="P2" draw:layer="layout" svg:width="3.6cm" svg:height="1.3cm" svg:x="14.4cm" svg:y="7.1cm">
          <text:p text:style-name="P1">42 <text:s/>4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6cm" svg:height="1.3cm" svg:x="18.8cm" svg:y="7.1cm">
          <text:p text:style-name="P1">53 <text:s/>5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6cm" svg:height="1.3cm" svg:x="23cm" svg:y="7.1cm">
          <text:p text:style-name="P1">64 <text:s/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2cm" svg:height="1.3cm" svg:x="27.4cm" svg:y="7.1cm">
          <text:p text:style-name="P1">73 <text:s/>76 <text:s/>79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0.9cm" svg:y1="5.4cm" svg:x2="16.2cm" svg:y2="7.3cm">
          <text:p/>
        </draw:line>
        <draw:line draw:style-name="gr4" draw:text-style-name="P3" draw:layer="layout" svg:x1="22.7cm" svg:y1="5.3cm" svg:x2="20.4cm" svg:y2="7.4cm">
          <text:p/>
        </draw:line>
        <draw:line draw:style-name="gr4" draw:text-style-name="P3" draw:layer="layout" svg:x1="24.4cm" svg:y1="5.3cm" svg:x2="25cm" svg:y2="7.5cm">
          <text:p/>
        </draw:line>
        <draw:line draw:style-name="gr4" draw:text-style-name="P3" draw:layer="layout" svg:x1="26cm" svg:y1="5.2cm" svg:x2="30.4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0:23:41.872169083</meta:creation-date>
    <dc:date>2018-05-09T00:47:53.319526901</dc:date>
    <meta:editing-duration>PT7M57S</meta:editing-duration>
    <meta:editing-cycles>1</meta:editing-cycles>
    <meta:document-statistic meta:object-count="19"/>
    <meta:generator>LibreOffice/5.4.6.2$Linux_X86_64 LibreOffice_project/40m0$Build-2</meta:generator>
  </office:meta>
</office:document-meta>
</file>